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8173in"/>
    </style:style>
    <style:style style:name="co2" style:family="table-column">
      <style:table-column-properties fo:break-before="auto" style:column-width="17.4354in"/>
    </style:style>
    <style:style style:name="co3"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8563in" fo:break-before="auto" style:use-optimal-row-height="true"/>
    </style:style>
    <style:style style:name="ro3" style:family="table-row">
      <style:table-row-properties style:row-height="2.8528in" fo:break-before="auto" style:use-optimal-row-height="true"/>
    </style:style>
    <style:style style:name="ro4" style:family="table-row">
      <style:table-row-properties style:row-height="2.5252in" fo:break-before="auto" style:use-optimal-row-height="true"/>
    </style:style>
    <style:style style:name="ro5" style:family="table-row">
      <style:table-row-properties style:row-height="1.6917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2.0244in" fo:break-before="auto" style:use-optimal-row-height="true"/>
    </style:style>
    <style:style style:name="ro8" style:family="table-row">
      <style:table-row-properties style:row-height="1.3543in" fo:break-before="auto" style:use-optimal-row-height="true"/>
    </style:style>
    <style:style style:name="ro9" style:family="table-row">
      <style:table-row-properties style:row-height="2.689in" fo:break-before="auto" style:use-optimal-row-height="true"/>
    </style:style>
    <style:style style:name="ro10" style:family="table-row">
      <style:table-row-properties style:row-height="0.5256in" fo:break-before="auto" style:use-optimal-row-height="true"/>
    </style:style>
    <style:style style:name="ro11" style:family="table-row">
      <style:table-row-properties style:row-height="3.3563in" fo:break-before="auto" style:use-optimal-row-height="true"/>
    </style:style>
    <style:style style:name="ro12" style:family="table-row">
      <style:table-row-properties style:row-height="1.6898in" fo:break-before="auto" style:use-optimal-row-height="true"/>
    </style:style>
    <style:style style:name="ro13" style:family="table-row">
      <style:table-row-properties style:row-height="0.5209in" fo:break-before="auto" style:use-optimal-row-height="true"/>
    </style:style>
    <style:style style:name="ro14" style:family="table-row">
      <style:table-row-properties style:row-height="1.1862in" fo:break-before="auto" style:use-optimal-row-height="true"/>
    </style:style>
    <style:style style:name="ro15" style:family="table-row">
      <style:table-row-properties style:row-height="0.85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fo:font-size="12pt" style:font-name-asian="Droid Sans Fallback" style:font-size-asian="12pt" style:font-name-complex="FreeSans" style:font-size-complex="12pt"/>
    </style:style>
    <style:style style:name="ce2" style:family="table-cell" style:parent-style-name="Default">
      <style:table-cell-properties fo:border="0.06pt solid #000000"/>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number-columns-repeated="2"/>
        </table:table-row>
        <table:table-row table:style-name="ro2">
          <table:table-cell office:value-type="string" calcext:value-type="string">
            <text:p>A full lifecycle oriented examination transaction management system</text:p>
          </table:table-cell>
          <table:table-cell office:value-type="string" calcext:value-type="string">
            <text:p>1. <text:span text:style-name="T1">JBPM</text:span> based on full life-cycle management</text:p>
            <text:p>2. described in business process templates and using JBPM process control technology</text:p>
            <text:p>3. Applying PLM, BPM, WF and JBPM to create themanagement platform</text:p>
            <text:p>4. comprehensive <text:span text:style-name="T1">management system</text:span> by using PLM and BPM</text:p>
            <text:p>5. system combines VML, JBPM</text:p>
          </table:table-cell>
        </table:table-row>
        <table:table-row table:style-name="ro3">
          <table:table-cell office:value-type="string" calcext:value-type="string">
            <text:p>Bridging the Gap between e-learning Modeling and Delivery through the Transformation of Learnflows into Workflows</text:p>
          </table:table-cell>
          <table:table-cell office:value-type="string" calcext:value-type="string">
            <text:p>1. <text:span text:style-name="T1">bridge this gap</text:span> by looking at <text:span text:style-name="T1">business process modeling languages</text:span> and <text:span text:style-name="T1">execution engines</text:span>, in particular the Workflow Management Coalition Standard, <text:span text:style-name="T1">XPDL</text:span></text:p>
            <text:p>2. proposes a <text:span text:style-name="T1">transformation</text:span> from <text:span text:style-name="T1">IMS-LD</text:span> to XPDL</text:p>
            <text:p>3. Workflow management systems and learning management systems both deal with common issues such as multiactor process modeling and execution, activities synchronization, services and objects integration, role instantiation, etc</text:p>
            <text:p>4. we make a <text:span text:style-name="T1">comparison</text:span> of workflow management systems and</text:p>
            <text:p>learning management systems</text:p>
            <text:p>5. We focus our discussion on the process (workflow and learnflo</text:p>
            <text:p>6. correspondence between IMSLD and XPDL elements, we have developed a transformation from IMSLD to XPDLbased on this correspondence</text:p>
            <text:p>7. e-learning system and workflow system tend to solve the same very general problem of having an <text:span text:style-name="T1">(or many) actor(s)</text:span> executing an activity or graph of activities and producing something</text:p>
            <text:p>8. The goal of our research is to benefit e-learning systems from advances made by the workflow management systems community, and at the same time to explore <text:span text:style-name="T1">personalization and knowledge management integration</text:span> inworkflowmanagement systems</text:p>
            <text:p>9. The work presented in this chapter addresses the first goal: more precisely, to</text:p>
            <text:p>bridge the currently existing gap between learnflowediting and learnflowexecution by allowing a learnflow expressed in a standard educational modeling language to be <text:span text:style-name="T1">executed by a workflow engine</text:span>, capable of executing the process described in a standard process description language</text:p>
            <text:p>10. To study e-learning and workflow models so as to identify common issues and differences and to establish a common vocabulary to describe them</text:p>
            <text:p>11. To define a <text:span text:style-name="T1">translation schema</text:span>, allowing us to express the control aspects of e- learning models in terms of the richer set of control elements of process models</text:p>
            <text:p>12. thatworkflowprocesses can be described and executed using the standard business process definition language, XPDL</text:p>
            <text:p>13. a translation schema from IMS-LD to XPDL</text:p>
            <text:p>14. Our translation scheme is centered on the model of control</text:p>
            <text:p/>
          </table:table-cell>
        </table:table-row>
        <table:table-row table:style-name="ro4">
          <table:table-cell office:value-type="string" calcext:value-type="string">
            <text:p>COLearn and open discovery space portal alignment: A case of enriching open learning infrastructures with collaborative learning capabilities</text:p>
          </table:table-cell>
          <table:table-cell office:value-type="string" calcext:value-type="string">
            <text:p>1. COLearn platform which can be seen as a shell, easily <text:span text:style-name="T1">integrated</text:span> on top of existing <text:span text:style-name="T1">open learning infrastructures</text:span></text:p>
            <text:p>2. offering functionality to <text:span text:style-name="T1">design rich learning activities and learning workflows</text:span></text:p>
            <text:p>3. COLearn <text:span text:style-name="T1">run-time environment</text:span> is used to enact these activities and workflows</text:p>
            <text:p>4. provides structure to the <text:span text:style-name="T1">groups of learners</text:span> that participate in learning workflows, dynamically adapts the workflows during their enactment, monitors their evolution to facilitate <text:span text:style-name="T1">assessment and provides feedback</text:span> to the learners</text:p>
            <text:p>5. COLearn employs an <text:span text:style-name="T1">intuitive graphical representation exploiting the BPMN standard</text:span>.</text:p>
            <text:p>6. As an internal representation and <text:span text:style-name="T1">interoperability model it uses IMS LD</text:span> thus offering effective sharing and remixing to realize the vision of open educational practices</text:p>
            <text:p>7. Our approach, however, can connect <text:span text:style-name="T1">formal, informal, and lifelong learning opportunities</text:span> within a context that is centered upon the specific learning context that the learning design is targeting at</text:p>
            <text:p>8. Our approach goes beyond the boundaries of the organization and operates in a more <text:span text:style-name="T1">decentralized, loosely coupled, and open context</text:span></text:p>
            <text:p>9. Teachers could create their customized learning environments- at the<text:span text:style-name="T1"> authoring level</text:span></text:p>
            <text:p>10. offers a <text:span text:style-name="T1">collaboration script authoring tool</text:span> based on the Business Process Modeling Notation (BPMN) [2] as the model for the <text:span text:style-name="T1">graphical representation</text:span> of scripts</text:p>
            <text:p>11. <text:span text:style-name="T1">web-based collaborative learning environment</text:span> that supports the specification of collaboration scripts (these could be pedagogical scenarios or lesson plans), their deployment and enactment.</text:p>
            <text:p>12. <text:span text:style-name="T1">runtime environment</text:span> the user has an up-to-date view of her/ his learning process</text:p>
            <text:p>13. engine fully supports <text:span text:style-name="T1">IMS LD levels A, B, C</text:span></text:p>
            <text:p>14. <text:span text:style-name="T1">transformation of the script</text:span> from the BPMN to its IMS LD</text:p>
            <text:p/>
          </table:table-cell>
        </table:table-row>
        <table:table-row table:style-name="ro5">
          <table:table-cell table:style-name="ce1" office:value-type="string" calcext:value-type="string">
            <text:p>CoLearn: Real Time Collaborative Learning Environment</text:p>
          </table:table-cell>
          <table:table-cell office:value-type="string" calcext:value-type="string">
            <text:p>1. a <text:span text:style-name="T1">collaboration script author- ing tool</text:span> based on the <text:span text:style-name="T1">Business Process Modeling Notation as the model for the graphical representation</text:span> of scripts.</text:p>
            <text:p>2. <text:span text:style-name="T1">Collaboration scripts are parsed and transformed to IMS Learning Design</text:span> Lev- el C learning flows</text:p>
            <text:p>3. <text:span text:style-name="T1">run time environment</text:span> which is based on the <text:span text:style-name="T1">Copper Core Engine</text:span> that executes the IMS Learning Design learning</text:p>
            <text:p>4. platform <text:span text:style-name="T1">integrates external learning</text:span> tools by implementing the IMS Learning Tool <text:span text:style-name="T1">Interoperability</text:span></text:p>
            <text:p>5. that better supports <text:span text:style-name="T1">authoring and execution of real time collaborative learning</text:span></text:p>
            <text:p>6. The platform (at the authoring level) is based on <text:span text:style-name="T1">modeling concepts and graphical symbols</text:span> coming from the Business Process Management Notation (BPMN)</text:p>
            <text:p>7. The authoring tool that provides the means to design <text:span text:style-name="T1">CSCL scripts</text:span> that represent the learning process in a machine processable manner</text:p>
            <text:p>8. the <text:span text:style-name="T1">run time environment where CSCL</text:span> scripts are enacted</text:p>
            <text:p>9. These scripts are <text:span text:style-name="T1">transformed</text:span> to the IMS LD Level C counterpart document and are saved in author’s portfolio</text:p>
            <text:p>10. scripts employing the BPMN model for their graphical representation</text:p>
          </table:table-cell>
        </table:table-row>
        <table:table-row table:style-name="ro6">
          <table:table-cell table:style-name="ce2" office:value-type="string" calcext:value-type="string">
            <text:p>Collaborative learning using service-oriented architecture: A framework design </text:p>
          </table:table-cell>
          <table:table-cell/>
        </table:table-row>
        <table:table-row table:style-name="ro7">
          <table:table-cell office:value-type="string" calcext:value-type="string">
            <text:p>Adaptive E-learning System Based on Accumulative Digital Activities</text:p>
          </table:table-cell>
          <table:table-cell office:value-type="string" calcext:value-type="string">
            <text:p>1. The <text:span text:style-name="T1">implementation</text:span> is made in <text:span text:style-name="T1">Moodle e-learning system</text:span>, using <text:span text:style-name="T1">Bonita software</text:span> to provide <text:span text:style-name="T1">workflow modelling</text:span>.</text:p>
            <text:p>2. A workflow that presents logical and meaningful connections between the assignments was created to implement the adaptive model shown on fig 1</text:p>
            <text:p>3. The outcome of the education process depends on dynamic traversing of the workflow with the assignments in table 2 and a decision about the path in the workflow has to be made at every step of the proces</text:p>
            <text:p>4. A non-linear traversing of the workflow has been achieved by using a generic method for the <text:span text:style-name="T1">integration</text:span> of Workflow Management System (WMS) elements into Learning Management System (LMS), presented by [13]. In this particular case Bonita Open Solution [13] is used as the <text:span text:style-name="T1">modeling tool and as the workflow execution engine</text:span>.</text:p>
            <text:p>5. One of the improvements over the WMS system, presented by [13], is that Bonita Open Solution uses Business Process Model and Notation (BPMN) 2.0 as a standard workflow notation, which improves compatibility with other workflow engines [14].</text:p>
            <text:p>6. The extensions and changes to Moodle and Bonita Open Solution needed for the realization of the above architecture</text:p>
            <text:p>7. A PHP client, which provides access to the Bonita workflow execution engine. The access is accomplished via <text:span text:style-name="T1">REST</text:span></text:p>
            <text:p>8. As Moodle is a PHP application, a special <text:span text:style-name="T1">Bonita REST PHP</text:span> client was developed</text:p>
            <text:p>9. The modeling of workflows consisting of e-activities connected to the process of learning is done with Bonita Studio</text:p>
            <text:p>10. The created workflow is then loaded into the Bonita execution engine</text:p>
            <text:p>11. Bonita Execution engine takes care of the workflow execution.</text:p>
            <text:p>12. An adaptive approach, based on <text:span text:style-name="T1">accumulative digital activities and the Revised Bloom’s Taxonomy</text:span>, was developed to achieve dynamic order of the digital activities during the <text:span text:style-name="T1">e-course</text:span> according to <text:span text:style-name="T1">learners’ personal results</text:span></text:p>
          </table:table-cell>
        </table:table-row>
        <table:table-row table:style-name="ro8">
          <table:table-cell office:value-type="string" calcext:value-type="string">
            <text:p>Agent-oriented e-Learning Process Modeling</text:p>
          </table:table-cell>
          <table:table-cell office:value-type="string" calcext:value-type="string">
            <text:p>1. This paper <text:span text:style-name="T1">investigates</text:span> the possibility of <text:span text:style-name="T1">applying process-oriented approach to design, enact, control, and refine the e-Learning processes</text:span>. Furthermore, agent technology is applied to deal with dynamic situations</text:p>
            <text:p>2. The Business Process Management (BPM) lifecycle is quite similar to that of the e-Learning Process. And this paper is aimed to investigate the possibility of applying BPM approach to manage e-Learning process</text:p>
            <text:p>3. Considering the capability to cater for individual student’s needs in dynamic learning situations, <text:span text:style-name="T1">software agents</text:span> are applied to provide adaptive learning process</text:p>
            <text:p>4. As pointed out by Hawryszkiewycz (2005), software agents can actively assist business process participants to select the most appropriate engagements to fill in this kind of knowledge gap</text:p>
            <text:p>5. This paper aims at tackling the above-mentioned problems by building a <text:span text:style-name="T1">process-oriented and agent-based e-Learning model</text:span></text:p>
            <text:p>6. Finally, an <text:span text:style-name="T1">evaluation</text:span> of the features between the Agent-based Process-oriented e-Learning Model and the traditional model is discussed</text:p>
            <text:p>7. an agent-oriented e-Learning Process Model is discussed. This model is designed basically based on the <text:span text:style-name="T1">pedagogical requirements derived by Constructivism</text:span>. The instructional goal of the model is to equip students with an increasing repertoire of strategies, approaches, and familiar course context</text:p>
            <text:p>8. the e-Learning related knowledge is stored and manipulated using an ontology language, <text:span text:style-name="T1">OWL DL</text:span> (Web Ontology Language with Description Logic)</text:p>
          </table:table-cell>
        </table:table-row>
        <table:table-row table:style-name="ro9">
          <table:table-cell office:value-type="string" calcext:value-type="string">
            <text:p>A Moodle Extension for Supporting Workflowdriven Collaborative Learning</text:p>
          </table:table-cell>
          <table:table-cell office:value-type="string" calcext:value-type="string">
            <text:p>1. In this paper we detail the <text:span text:style-name="T1">integration of a Workflow Engine in a Learning Management System</text:span> (LMSs)</text:p>
            <text:p>2. The term learnflow is used in the learning domain (making an analogy with the term workflow [5]) to describe such well-ordered collaboration structures. Both learnflows and workflows coordinate users at an activity level, defining a process as a sequence of activities.</text:p>
            <text:p>3. Since we <text:span text:style-name="T1">formalize collaboration structures</text:span> as processes (learnflows), these processes can be computationally represented using a generic-purpose process definition language and they can be executed in a generic-purpose Workflow Engine</text:p>
            <text:p>4. we describe a proposal for the integration of <text:span text:style-name="T1">jBPM Workflow Engine [7] in Moodle</text:span> following state-of-the-art techniques in application integration</text:p>
            <text:p>5. it is explained how the integration is done at the Moodle side following <text:span text:style-name="T1">Aspect-oriented Software Development (AOSD) techniques</text:span> [8] (new crosscutting concerns are added in Moodle) to identify the points at which the workflow services have to be consumed</text:p>
            <text:p>6. Therefore, our problem is to <text:span text:style-name="T1">extend Moodle</text:span> in order to support both the <text:span text:style-name="T1">definition and execution</text:span> of learnflows</text:p>
            <text:p>7. We determined to follow a <text:span text:style-name="T1">Service Oriented approach</text:span> to deal with the integration of the two information systems (Moodle and the Workflow Engine).</text:p>
            <text:p>8. Therefore, the <text:span text:style-name="T1">architectural design</text:span> can be considered as a platform-independent model, which may have <text:span text:style-name="T1">several platform-dependent implementations</text:span>, depending on the concrete technologies of choice, among them, the chosen Workflow Engine</text:p>
            <text:p>9. The overall architecture is Service Oriented (Service Oriented Architecture, SOA), since the workflow functionalities are published as Web Services</text:p>
            <text:p>10. The LearnflowEngine implements the Learnflow Service Methods, making use of the Workflow Service Methods provided by the Workflow Layer. The Learnflow Engine customizes jBPM for the participants in the <text:span text:style-name="T1">Learning Technology system</text:span>.</text:p>
            <text:p>11. In Learning Technology, <text:span text:style-name="T1">collaboration support</text:span> can be enhanced by adopting a process-based approach. In this way, the interaction of learners with teachers, with other learners, and with learning activities, is formalized as a learning process, or as named in this paper: a learnflow.</text:p>
            <text:p>12. In our approach, a domain-specific process (a learnflow) is <text:span text:style-name="T1">translated</text:span> into a domain-general process without loss of information.</text:p>
            <text:p>13. we can <text:span text:style-name="T1">run</text:span> the learnflow using a generic-purpose Workflow Engine.</text:p>
            <text:p>14. We propose a process-based approach to define collaboration structures (learnflows), similar to the approach used in the Business Process Management field.</text:p>
            <text:p>15. In this paper it was exposed a procedure to build domain-specific process machines, such as the Learnflow Engine one, which is learning-domain specific, on top of a generic-purpose Workflow Engine. We consider that learning-domain specific processes, as well as processes belonging to other domains, can be translated into a process lingua franca (consisting uniquely of nodes and transitions), and enacted with a generic-purpose Workflow Engine</text:p>
            <text:p/>
          </table:table-cell>
        </table:table-row>
        <table:table-row table:style-name="ro10">
          <table:table-cell office:value-type="string" calcext:value-type="string">
            <text:p>An Overall Lifecycle Modeling Method for E-Learning Services and the Cooperative Mechanism Based on PCDA</text:p>
          </table:table-cell>
          <table:table-cell office:value-type="string" calcext:value-type="string">
            <text:p>1. <text:span text:style-name="T1">Business process modeling for e-Learning services</text:span> can be taken according to the study ordering of the knowledge points by using workflow modeling technology and process enactment mechanism</text:p>
            <text:p>2. Besides, combining BPI (Business Process Intelligent) [2] with characteristic to manage the overall <text:span text:style-name="T1">lifecycle process</text:span> of e-Learning, this paper proposes a management model oriented to e-learning service, namely elPDCA, to address the issues of CSCL mechanism and critical technology of e-learning oriented service</text:p>
            <text:p/>
          </table:table-cell>
        </table:table-row>
        <table:table-row table:style-name="ro11">
          <table:table-cell office:value-type="string" calcext:value-type="string">
            <text:p>A workflow based eLearning architecture in service environment</text:p>
          </table:table-cell>
          <table:table-cell office:value-type="string" calcext:value-type="string">
            <text:p>1. However, most of them have not taken account of the process of study activities</text:p>
            <text:p>2. Though several recent researches provide workflow-based e-learning, formal definition and analysis of learning process, organization of distributed learning objects still have not be fully considered. This paper first introduced the <text:span text:style-name="T1">formal definition method of workflow-based courses</text:span> using <text:span text:style-name="T1">fuzzy Petri nets</text:span>, and then proposed a <text:span text:style-name="T1">workflow based e-learning architecture</text:span> by utilizing workflow technology and learning object services. This architecture provides <text:span text:style-name="T1">teachers</text:span> tool for <text:span text:style-name="T1">designing courses</text:span> as composition of learning object services, and gives students the opportunities to achieve an orderly learning experience through adaptive navigating e-learning services step by step under the control of certain learning strategy</text:p>
            <text:p>3. we proposed a workflow-based architecture in service environment which allows using extended fuzzy Petri net as formal method to define structural courses and to provide learners an adaptive learning environment for navigating learning resources one by one in sequence</text:p>
            <text:p>4. in an e-learning environment where courses are defined as workflows, the participators of workflow are instructors and learners, the activities of workflow correspond to learning activities of learners such as searching learning objects, browsing learning objects, taking exams and so on.</text:p>
            <text:p>5. a learning path relates to the navigation sequence through a workflow course and a learning path node is a learning object associates with learning object service like a chapter or a section of a course</text:p>
            <text:p>6. The deployment and implement of learning path require workflow management system (WFMS).</text:p>
            <text:p>7. the concept of learning path, we extend the fuzzy Petri net model [15] as <text:span text:style-name="T1">E-learning net</text:span> (ELN) to provide course definition with learning sequence</text:p>
            <text:p>8. A defined learning path itself cannot run and interact with the learners, so there is need of an open architecture both for teachers to define, map to composition services</text:p>
            <text:p>9. Workflow technology can combine services providing different learning objects and implement orderly learning activities by invoking relevant services</text:p>
            <text:p>10. we attempted to integrate web service and workflow technology to build a workflow-based learning architecture WELA. WELA contains the WFMS, a web server, a collection of Web Services, some repositories and other useful tools.</text:p>
            <text:p>11. add in strategy of path choice, and finally establish a workflow course template described by BPEL which will then be transferred to workflow course repository</text:p>
            <text:p>12. Workflow course repository allows course designers to view course templates available and modify on recently course templates to create a new one while it also permits administrators or instructors to view them</text:p>
            <text:p>13. WFMS We choose <text:span text:style-name="T1">Microsoft Biztalk Server 2004</text:span> as the workflow engine in WELA.</text:p>
            <text:p>14. fuzzy production rules could be <text:span text:style-name="T1">translated</text:span> into activities in BPEL.</text:p>
            <text:p>15. The idea of choosing BPEL comes from that course is an integration of several learning objects and each learning object is provided by learning object service</text:p>
            <text:p>16. we propose the brief <text:span text:style-name="T1">mapping</text:span> algorithm as follows, here, a concept from [15] should be introduced, the set of places</text:p>
            <text:p>17. ELN2BP(p) is a recursive function for mapping places, production rules and transitions into BPEL process</text:p>
            <text:p>18. Workflow management system as a backbone of WELA plays an important role as a bridge between students and LO services, but BizTalk is designed for interaction with web services or code plug-ins. However, in a fruitful learning environment, WFMS needs to track students’ activities [7]. So, we have built an interaction mechanism based on a designed local service we call it User Agent service</text:p>
            <text:p>19. During the <text:span text:style-name="T1">runtime</text:span> of a workflow course</text:p>
            <text:p>20. a well-structured e-learning architecture supported by the power of WFMS has been designed. A <text:span text:style-name="T1">main contribution</text:span> of this research is the <text:span text:style-name="T1">formal description of learning path</text:span> and the application of workflow technology in building and implementing workflow course in service environmen</text:p>
          </table:table-cell>
        </table:table-row>
        <table:table-row table:style-name="ro3">
          <table:table-cell office:value-type="string" calcext:value-type="string">
            <text:p>Carrying on the e-Learning process with a Workflow Management Engine</text:p>
          </table:table-cell>
          <table:table-cell office:value-type="string" calcext:value-type="string">
            <text:p>1. In our approach, we <text:span text:style-name="T1">define courses as workflows</text:span>. By so doing we can exploit powerful procedural rules in order to define precise while flexible learning paths</text:p>
            <text:p>2. that <text:span text:style-name="T1">exploits a workflow engine</text:span> to enacts the fruition of structured courses. Our platform provides both an <text:span text:style-name="T1">authoring and a fruition environment</text:span>.</text:p>
            <text:p>3. In this paper we propose a <text:span text:style-name="T1">novel architecture</text:span> for <text:span text:style-name="T1">e-learning management systems</text:span>, where the learners’ fruition activities are driven by a workflow engine</text:p>
            <text:p>4. In this paper we discuss how the use of a workflow engine can help in building a e-learning platform. In our system learning data are enriched by static and dynamic dependencies among topics and the system has the notion of the flow of learning activities. The e-learning process becomes a first-class object of the system and we are able to collect data about actors’ behaviour, enabling an assessment of the effetciveness of learning activities. Furthermore, processes make explicit the idea of collaboration toward a common goal</text:p>
            <text:p>5. our work can be seen as a part of the “coach” abstract process, which is in charge to drive the learners’ fruition processes. Moreover, by exploiting a workflow as a sequencing engine, we give learners the opportunity to follow different learning paths through the set of learning materials. For this reason our platform could be classified as an “adaptive hypermedia system”. In particular, with respect to the classification proposed in [6], our platform has the same properties as an “adaptive link generation” system, since the learning process is web-based and the navigation is driven by the past learners’ activities.</text:p>
            <text:p>6. To fully apply a WFMS to an educational scenario, there is a synchronization problem to solve. Interaction between people and WFMS is document based</text:p>
            <text:p>7. To address this issue we have <text:span text:style-name="T1">enriched the behavior of the WFMS</text:span> by adding the possibility to consume events</text:p>
            <text:p>8. <text:span text:style-name="T1">our prototype</text:span> implementing an e-learning system built upon a WFMS. The system follows a <text:span text:style-name="T1">client/server architecture</text:span>: the client is used during an e-learning session by students; the server contains the WFMS, a web server, a collection of Web Services, and other useful tools. The architecture is completed by an authoring environment available only to teachers that can help them in preparing the process descriptions of courses</text:p>
            <text:p>9. The client is <text:span text:style-name="T1">web based</text:span></text:p>
            <text:p>10. to the course described in the process definition that the WFMS behind the server is</text:p>
            <text:p>11. The server side of the application is a web server coupled with a WFMS. The web server used in the prototype is Microsoft Internet Information Server (hereafter IIS), while for the WFMS we have chosen <text:span text:style-name="T1">Microsoft BizTalk</text:span> [5]. IIS is the web server which BizTalk has been designed to work with. BizTalk is an orchestration engine, a WFMS designed to coordinate computer process activities rather than human activities</text:p>
            <text:p>12. The obtained e-learning system is a combination of process definitions (schedules in the BizTalk jargon), Web Services, BizTalk code plug-ins, static web pages, frames and dynamic web pages as showed</text:p>
            <text:p>13. The authoring process in our system tries to minimize the effort with many strategies.</text:p>
            <text:p>14. A <text:span text:style-name="T1">graphical authoring tool</text:span> enables teachers to define such dependencies and automatically produces the corresponding didactical level representation.</text:p>
            <text:p>15. A compiler <text:span text:style-name="T1">translates</text:span> the workflow into an XLANG [20] schedule 4 .</text:p>
            <text:p>16. One of the main problems encountered during the design of the whole application was how to manage the synchro- nization between BizTalk and the students </text:p>
            <text:p>17. The developed <text:span text:style-name="T1">prototype has been tested</text:span> with students.</text:p>
          </table:table-cell>
        </table:table-row>
        <table:table-row table:style-name="ro8">
          <table:table-cell office:value-type="string" calcext:value-type="string">
            <text:p>CoLearn: Real Time Collaborative Learning Environment</text:p>
          </table:table-cell>
          <table:table-cell office:value-type="string" calcext:value-type="string">
            <text:p>1. <text:span text:style-name="T1">Computer Supported Collaborative Learning</text:span> has become an important part of e-learning providing interactivity and accessibility to learning resources either synchronously or asynchronously among users</text:p>
            <text:p>2. In this paper we present a Computer Supported Collaborative Learning platform which includes a <text:span text:style-name="T1">collaboration script authoring tool based</text:span> on the <text:span text:style-name="T1">Business Process Modeling Notation</text:span> as the model for the graphical representation of scripts. Collaboration scripts are<text:span text:style-name="T1"> parsed and transformed</text:span> to <text:span text:style-name="T1">IMS Learning Design Level C</text:span> learning flows. The second important component of the platform is the <text:span text:style-name="T1">run time environment</text:span> which is based on the <text:span text:style-name="T1">Copper Core Engine</text:span> that executes the IMS Learning Design learning flows and a Message Oriented Middleware which is built over the Extensible Messaging and Presence Protocol.</text:p>
            <text:p>3. Specifically, we present the <text:span text:style-name="T1">architecture/implementation</text:span> of a <text:span text:style-name="T1">platform</text:span> that better supports <text:span text:style-name="T1">authoring and execution</text:span> of real time <text:span text:style-name="T1">collaborative learning</text:span>. The platform (at the authoring level) is based on <text:span text:style-name="T1">modeling concepts and graphical symbols</text:span> coming from the <text:span text:style-name="T1">Business Process Management Notation (BPMN)</text:span></text:p>
            <text:p>4. The main components of the platform are: A) The authoring tool that provides the means to design CSCL scripts that represent the learning process in a machine processable manner, and B) the run time environment where CSCL scripts are enacted. The following sections describe in detail the components and the technological infrastructure of the COLearn architecture.</text:p>
            <text:p>5. Despite the wide adoption of the IMS LD specification, a common language for graphically representing learning flows is missing. On the other hand there are <text:span text:style-name="T1">standards</text:span> for <text:span text:style-name="T1">human understandable graphical representations</text:span> of processes (e.g BPMN) that are very flexible, they have very detailed formal descriptions and they have been widely used in a large number of diverse collaborative scenarios in the industry. The COLearn Authoring Tool is a <text:span text:style-name="T1">graphical tool</text:span> that allows users to create/manage CSCL scripts. The Authoring Tool uses BPMN as the representational notation of CSCL scripts.</text:p>
            <text:p>6. Fig. 3 describes in pseudocode the algorithm for <text:span text:style-name="T1">transforming</text:span> a <text:span text:style-name="T1">BPMN graph</text:span> to the corresponding <text:span text:style-name="T1">IMS LD Level C</text:span> representation.</text:p>
            <text:p>7. The COLearn Run-time Environment consists of two main components: a) The CopperCore engine and b) the Real Time Message Middleware</text:p>
            <text:p>8. a standard means for creating human understandable graphical representations of processes. Furthermore, the COLearn authoring tool maintains IMS LD naming over BPMN graphical notations contributing to the mapping of the IMS LD semantics to BPMN graphical notations. An important advantage of adopting BPMN is the ability of designing complex learning flows in a higher level of abstraction keeping the design process as simple as possible. The COLearn’s BPMN to IMS LD interpreter, transforms Inclusive and Parallel Gateway notations to complex expressions consisting of IMS LD conditions and properties</text:p>
          </table:table-cell>
        </table:table-row>
        <table:table-row table:style-name="ro8">
          <table:table-cell office:value-type="string" calcext:value-type="string">
            <text:p>Cow,a flexible platform for the enactment of learning scenarios</text:p>
          </table:table-cell>
          <table:table-cell office:value-type="string" calcext:value-type="string">
            <text:p>1. A common solution to express<text:span text:style-name="T1"> learning paths</text:span> in learning management systems (LMS) can be the use of <text:span text:style-name="T1">Educational Modelling Languages</text:span> (EML). The next step will be the <text:span text:style-name="T1">enactment</text:span> of these models. For that purpose, workflow management system can be used</text:p>
            <text:p>2. In this article we shall present COW our flexible <text:span text:style-name="T1">workflow engine</text:span> dedicated to <text:span text:style-name="T1">open and distant learning</text:span>. We will <text:span text:style-name="T1">compare</text:span> EML and workflow approach and see how to pass from a pedagogical modelisation to a workflow modelisation.</text:p>
            <text:p>3. One category of software platform that can handle all these requirements can be flexible workflows systems. So in the next section, we will present theses systems.</text:p>
            <text:p>4. COW (Cooperative Open Workflow) is a flexible workflow system developped in the Trigone laboratory which aims to <text:span text:style-name="T1">enact learning path</text:span> in LMS.</text:p>
            <text:p>5. To enact a learning model in a workflow system, we have to <text:span text:style-name="T1">translate</text:span> <text:span text:style-name="T1">IMS-LD</text:span> into <text:span text:style-name="T1">XPDL</text:span></text:p>
            <text:p>6. To solve this problem, we used an element of the XPDL named extended attribute, designed to add specific vendor information in the XPDL.</text:p>
            <text:p>7. Collaborative activities To handle <text:span text:style-name="T1">collaborative activities</text:span>, we have made some modifications to XPDL and the WMF to introduce the notion of workitem</text:p>
            <text:p>8. In this paper, we have presented how it can be possible to <text:span text:style-name="T1">execute</text:span> <text:span text:style-name="T1">IMS-LD</text:span> models by <text:span text:style-name="T1">using a workflow approach</text:span>. We have compared the two metamodels and realized the mapping between them. Thanks to this comparison, we fave realized a <text:span text:style-name="T1">model transformer</text:span> to <text:span text:style-name="T1">translate IMS-LD into XPDL</text:span>,</text:p>
          </table:table-cell>
        </table:table-row>
        <table:table-row table:style-name="ro12">
          <table:table-cell office:value-type="string" calcext:value-type="string">
            <text:p>Data flow between tools: Towards a composition-based solution for learning design</text:p>
          </table:table-cell>
          <table:table-cell office:value-type="string" calcext:value-type="string">
            <text:p>1. In this paper a novel <text:span text:style-name="T1">approach</text:span> based on the <text:span text:style-name="T1">composition of LD and a standard workflow technology</text:span> is proposed.</text:p>
            <text:p>2. Then an <text:span text:style-name="T1">architectural solution</text:span> based on the composition approach is presented.</text:p>
            <text:p>3. To reach this goal and following the workflow contributions for LD [6] [5] [7], in this paper we state that workflow and LD can be seen as complementary technologies, which could be used in a coordinated manner to specify both human-oriented learning flow as well as system-oriented data flow</text:p>
            <text:p>4. So, the <text:span text:style-name="T1">coordination of the execution of learning design and workflow scripts</text:span> enables an extension of the current scope of LD while maintaining the <text:span text:style-name="T1">interoperability</text:span> with LD and <text:span text:style-name="T1">XPDL standards</text:span></text:p>
            <text:p>5. Taking advantage of the complementarity between LD and workflow technologies, a <text:span text:style-name="T1">composition-based approach </text:span>is proposed.</text:p>
            <text:p>6. that the learning design script contains both learningflow and data flow, but the latter specified at activity level as it actually is in LD. The educator then completes the second design phase when the data flow between tools has to be specified. For this purpose an <text:span text:style-name="T1">XPDL-compliant authoring tool</text:span> could be used. Note as shown in figure 4b, that the so-called workflow script actually details the data flow between tools that has not been specified in LD.</text:p>
            <text:p>7. Subsequently both learning design and workflow scripts enter into the coordination module in order to be interpreted, executed and coordinated. For i<text:span text:style-name="T1">nterpretation and execution of each script</text:span>, an <text:span text:style-name="T1">LD- compliant engine</text:span> and <text:span text:style-name="T1">XPDL-compliant</text:span> engine are respectively used.</text:p>
            <text:p>8. So, we propose to specify the coordination of both engines within a third script called <text:span text:style-name="T1">coordination script</text:span>, and a <text:span text:style-name="T1">Petri Net Markup Language</text:span> (PNML) [16] could be used for this purpose. Then, in order to automatically generate the coordination script, the learning design and workflow scripts are first parsed, resulting in a series of control points (transitions in Petri nets) that indicate where to start, pause and resume each execution engine.</text:p>
            <text:p>9. Thus, a workflow-based solution could support the LD specification for data flow between tools. Then, the coordinated execution of both learning design and workflow scripts becomes the core of a composition approach behind <text:span text:style-name="T1">our architectural proposal</text:span>, on which a <text:span text:style-name="T1">prototype is currently under development</text:span>.</text:p>
            <text:p/>
          </table:table-cell>
        </table:table-row>
        <table:table-row table:style-name="ro13">
          <table:table-cell office:value-type="string" calcext:value-type="string">
            <text:p>Delivering Specification-Based Learning Processes with Service-Oriented Architecture: A Process Translation Approach</text:p>
          </table:table-cell>
          <table:table-cell office:value-type="string" calcext:value-type="string">
            <text:p>1. Specially, an eLearning course description <text:span text:style-name="T1">specified in IMS Learning Design</text:span> is <text:span text:style-name="T1">translated into a process of Business Process Execution Language (BPEL)</text:span>. The translated BPEL process is then <text:span text:style-name="T1">executed on a BPEL engine</text:span>, which powers the process service layer of the<text:span text:style-name="T1"> SOA</text:span> and keeps the learning processes separated from the <text:span text:style-name="T1">underlying Web services</text:span>. <text:span text:style-name="T1">The architecture</text:span> achieves extensibility, reusability, and ease of integration by allowing advanced eLearning standards <text:span text:style-name="T1">to be incrementally implemented as a group of collaborating processes</text:span> in BPEL. Translation rules from IMS Learning Design into BPEL are presented.</text:p>
            <text:p>2. In this paper, we propose a <text:span text:style-name="T1">SOA framework with a process translation approach</text:span> to implement standard-based eLearning systems with BPEL. In particular, the proposed eLearning SOA separates learning processes from implementation services. We <text:span text:style-name="T1">design and develop</text:span> an LD-to-BPEL translator which translates courses in LD into processes in BPEL.</text:p>
            <text:p>3. To facilitate the discussion of LD-to-BPEL translation, we use an English grammar course to illustrate a collaborative learning process in LD. The course will be translated into BPEL processes and required services will be implemented as Web services. The detailed translation steps will be discussed in the following.</text:p>
          </table:table-cell>
        </table:table-row>
        <table:table-row table:style-name="ro14">
          <table:table-cell office:value-type="string" calcext:value-type="string">
            <text:p>Flexible Processes in Project-Centred Learning</text:p>
          </table:table-cell>
          <table:table-cell office:value-type="string" calcext:value-type="string">
            <text:p>1. This paper introduces a <text:span text:style-name="T1">model-driven, extensible environ-ent, delivered on the Web</text:span>, which is able to <text:span text:style-name="T1">support long-distance collaboration of teams</text:span> working on complex projects. The main merit of this proposal is the ability to self-organize processes, by using a simple Web interface and a library of activities and templates which cover most of the needs of this well-defined class of applications. This paradigm for dynamic workflow management is very general and can be applied to other application contexts, after understanding and modelling the relevant collaboration activities and templates.</text:p>
            <text:p>2. Workflow management systems might appear suitable for modelling collaboration processes</text:p>
            <text:p>3. Our approach tries to overcome the limitations exposed by the previous approaches, and introduces an environment, delivered on the Web, which is able to support collaboration in virtual teams. A salient goal of our research is to propose <text:span text:style-name="T1">a reference model for teamwork collaboration processes</text:span>, enabling the management of flexible processes that can be defined and modified by end-users at runtime to accommodate their collaboration needs</text:p>
            <text:p>4. In our framework, which aims to deliver cooperative processes on the Web, atomic activities are realized as Web pages, expressing the interface through which users can execute them. </text:p>
            <text:p>5. Our collaborative platform is deployed on the Web, and makes use of <text:span text:style-name="T1">standard Web technologies</text:span> and of a hypertext-based interface to provide users with easy-to-use interfaces for the definition and execution of their collaboration processes.</text:p>
            <text:p>6. Fig. 3 illustrates the <text:span text:style-name="T1">architecture of our framework</text:span>. Our approach in particular addresses flexible processes delivered on the Web.</text:p>
            <text:p>7. In this paper we have presented a solution enabling the run-time user-driven definition of flexible collaborative processes. This solution has been <text:span text:style-name="T1">implemented in educational scenarios for academic learning and industrial training</text:span>, which rely on <text:span text:style-name="T1">collaboration in project-based learning</text:span>. Some first experiments with users in three different institutions have demonstrated the usefulness of the proposed environment in the academic and industrial domains where project-based learning is crucial.</text:p>
          </table:table-cell>
        </table:table-row>
        <table:table-row table:style-name="ro15">
          <table:table-cell office:value-type="string" calcext:value-type="string">
            <text:p>Leadflow4ld: Learning and data flow composition-based solution for learning design in cscl</text:p>
          </table:table-cell>
          <table:table-cell office:value-type="string" calcext:value-type="string">
            <text:p>1. Such a solution is based on approaches for the composition of the <text:span text:style-name="T1">activity flow specified in IMS-LD</text:span> and the<text:span text:style-name="T1"> data flow specified in a standard workflow language</text:span>, such as <text:span text:style-name="T1">BPEL</text:span>.</text:p>
            <text:p>2. Although this paper focuses on the approach of <text:span text:style-name="T1">learning design definition, enact- ment and validation</text:span>, it is also considered for completeness. Moreover, we pay atten- tion to a technology independent approach which describes how the distinct abstract components interact with the learning design (see Fig. 3)</text:p>
            <text:p>3. One of the main decisions related to the implementation of the prototype refers to the selection of BPEL [6] as the workflow language for the data flow specification. Although this is not the only choice, BPEL seems to be an adequate one for several reasons;</text:p>
            <text:p>4. In this paper we propose an interoperable solution to this problem, called LeadFlow4LD, which consists of approaches for the specification of both learning and data flows, using respectively IMS-LD and a standard data flow workflow language. Fur- thermore, an approach for <text:span text:style-name="T1">coordination</text:span> of both streams has been also presented. Moreover, we have presented <text:span text:style-name="T1">an architecture</text:span> related to the <text:span text:style-name="T1">run-time environment</text:span>, necessary to enact learning designs which conforms to LeadFlow4LD. We have also implemented a prototype based on this architecture and several runs of the same case study have been carried out. Results indicate that LeadFlow4LD solves all the issues mentioned in this paper about the data flow problem of <text:span text:style-name="T1">IMS-LD</text:span> in <text:span text:style-name="T1">CSCL</text:span> situations.</text:p>
            <text:p/>
          </table:table-cell>
        </table:table-row>
        <table:table-row table:style-name="ro8">
          <table:table-cell office:value-type="string" calcext:value-type="string">
            <text:p>LeadFlow4LD: A Method for the Computational Representation of the Learning Flow and Data Flow in Collaborative Learning</text:p>
          </table:table-cell>
          <table:table-cell office:value-type="string" calcext:value-type="string">
            <text:p>1. A c<text:span text:style-name="T1">omputer representation</text:span> of teaching-learning processes in <text:span text:style-name="T1">collaborative learning settings</text:span> consists of modelling not only the sequence of learning activities and educational resources as existing learning design languages propose, but also <text:span text:style-name="T1">modelling both the sequence of invocations of tools</text:span> needed to carry out the learning activities and the flow of data among those tools. Existing data flow approaches only model data with activities but not data with tools. In this paper, we present LeadFlow4LD, a<text:span text:style-name="T1"> learning design and workflow-based method</text:span> to achieve such a computational representation of <text:span text:style-name="T1">collaborative learning processes</text:span> in an interoperable and standard way. The proposed method has been assessed through the <text:span text:style-name="T1">specification and enactment</text:span> of a variety of non-trivial collaborative learning situations. The <text:span text:style-name="T1">experimental results</text:span> indicate that the level of expressiveness of the proposal is adequate in order to represent the flow of tools invocations and data which was missing in other existing research approaches.</text:p>
            <text:p>2. This paper introduces a method called LeadFlow4LD that combines<text:span text:style-name="T1"> IMS LD with the XPDL</text:span> (XML Process Definition Language) workflow language [Norin, 02] to specify learning processes in a computer interoperable way that enables the automatic handling of data flow</text:p>
            <text:p>3. In this section a simple but significant <text:span text:style-name="T1">collaborative learning</text:span> (CL) situation is described in order to illustrate the lack of expressiveness of IMS LD when modelling the data flow. </text:p>
            <text:p>4. LeadFlow4LD is a method to describe CL processes that combines the use of standards languages of LD and workflow in order to provide computer-interpretable representations of CL structures and situations.</text:p>
            <text:p>5. Collaborative Learning Structure Instantiation</text:p>
            <text:p>6. The Coppercore Web service API and the Bonita RESTful Web service API were used to communicate with the learning flow and workflow engines, respectively.</text:p>
            <text:p>7. according to LeadFlow4LD can be executed using available state-of-the- art learning flow and workflow engines</text:p>
            <text:p>8. In this paper, we propose an interoperable solution to both issues, called LeadFlow4LD. This solution consists of a method for specifying both learning and data flows. It respectively uses, IMS LD and a standard workflow language such as XPDL. XPDL specifies the sequencing of tools and the data flow between tools. LeadFlow4LD proposes the specification of a CL structure and situations within a unit of learning called UoLeadFlow4LD. A UoLeadFlow4LD comprises five documents: 1. the learning flow, 2. the data flow and 3. flows coordination documents which actually describe the structure of the learning process, 4. the groups instantiation document which describes collaborative interaction between groups, and 5. the groups population document, which describes the way participants are associated to learning activities and tool instanc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9">00/00/0000</text:date>, <text:time style:data-style-name="N2" text:time-value="10:24:06.5292954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6:06:18.007361058</meta:creation-date>
    <meta:generator>LibreOffice/4.2.8.2$Linux_X86_64 LibreOffice_project/420m0$Build-2</meta:generator>
    <dc:date>2016-04-29T17:43:53.833613302</dc:date>
    <meta:editing-duration>PT6H40M21S</meta:editing-duration>
    <meta:editing-cycles>47</meta:editing-cycles>
    <meta:document-statistic meta:table-count="1" meta:cell-count="35" meta:object-count="0"/>
  </office:meta>
</office:document-meta>
</file>